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8e04" officeooo:paragraph-rsid="00178e04"/>
    </style:style>
    <style:style style:name="P2" style:family="paragraph" style:parent-style-name="Standard">
      <style:text-properties officeooo:rsid="00196ece" officeooo:paragraph-rsid="00196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run dev</text:p>
      <text:p text:style-name="P1">json-server --watch db.json</text:p>
      <text:p text:style-name="P1"/>
      <text:p text:style-name="P1"/>
      <text:p text:style-name="P1">git add . </text:p>
      <text:p text:style-name="P1">Serve para colocar na fila, prepara para o comit</text:p>
      <text:p text:style-name="P2">git com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32:51.801985803</meta:creation-date>
    <dc:date>2019-04-03T22:04:31.686049019</dc:date>
    <meta:editing-duration>PT1M19S</meta:editing-duration>
    <meta:editing-cycles>1</meta:editing-cycles>
    <meta:document-statistic meta:table-count="0" meta:image-count="0" meta:object-count="0" meta:page-count="1" meta:paragraph-count="5" meta:word-count="21" meta:character-count="106" meta:non-whitespace-character-count="89"/>
    <meta:generator>LibreOffice/5.1.6.2$Linux_X86_64 LibreOffice_project/10m0$Build-2</meta:generator>
  </office:meta>
</office:document-meta>
</file>